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I will use AI to support my learning by using it in the way my instructor finds appropriate. I see myself using it to organize my notes so I can easily refer to<text:s/>terms and commands that I need to study.<text:s/></text:p>
        </text:list-item>
        <text:list-item>
          <text:p text:style-name="P2">I should avoid using AI as much<text:s/>as possible<text:s/>when trying to practice coding as it could encourage over-reliance on it. I should also avoid using sensitive information in prompts as to not jeopardize the privacy of an organization or my own. I would also try to avoid using it during quizzes and other in-class exercises.</text:p>
        </text:list-item>
        <text:list-item>
          <text:p text:style-name="P3">I will ensure I develop my own analytical skills by referring to the<text:s/>material provided<text:s/>as much as possible before using AI. I understand that studying notes and practicing using commands and experimenting in Excel is the best way to understand concepts.</text:p>
        </text:list-item>
        <text:list-item>
          <text:p text:style-name="P4">Double checking outputs before citing them, as well as using AI the way my instructor prefers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ola martinez</meta:initial-creator>
    <dc:creator>paola martinez</dc:creator>
    <meta:creation-date>2026-04-03T03:40:00Z</meta:creation-date>
    <dc:date>2026-04-03T03:40:00Z</dc:date>
    <meta:template xlink:href="Normal" xlink:type="simple"/>
    <meta:editing-cycles>3</meta:editing-cycles>
    <meta:editing-duration>PT120S</meta:editing-duration>
    <meta:document-statistic meta:page-count="1" meta:paragraph-count="1" meta:word-count="134" meta:character-count="871" meta:row-count="6" meta:non-whitespace-character-count="738"/>
  </office:meta>
</office:document-meta>
</file>